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62c38" style:font-size-asian="12pt" style:font-size-complex="12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4eeb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62c38" style:font-size-asian="11pt" style:font-size-complex="11pt"/>
    </style:style>
    <style:style style:name="P6" style:family="paragraph" style:parent-style-name="Standard">
      <style:text-properties style:font-name="Arial" fo:font-size="11pt" officeooo:paragraph-rsid="00162c38" style:font-size-asian="11pt" style:font-size-complex="11pt"/>
    </style:style>
    <style:style style:name="P7" style:family="paragraph" style:parent-style-name="Standard">
      <style:text-properties officeooo:paragraph-rsid="00162c38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2c38" style:font-size-asian="10pt" style:font-size-complex="10pt"/>
    </style:style>
    <style:style style:name="P11" style:family="paragraph" style:parent-style-name="Standard" style:list-style-name="WW8Num2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9">Accusé de réception d'une déclaration environnementale</text:p>
      <text:p text:style-name="P8"/>
      <text:p text:style-name="P8"/>
      <text:p text:style-name="P8"/>
      <text:p text:style-name="P4">Je soussigné <text:text-input text:description="Agent traitant-Prénom">self.getFoldermanagers()[0].getName2()</text:text-input><text:s/><text:text-input text:description="Agent traitant-Nom">self.getFoldermanagers()[0].getName1()</text:text-input>, conformément aux dispositions prescrites à l’article 14 § 1<text:span text:style-name="T3">er</text:span> du décret du 11 mars 1999 relatif au permis d’environnement, atteste avoir reçu un dossier de déclaration pour un établissement de classe 3 en 3 exemplaires, introduit par <text:text-input text:description="Demandeurs">self.getApplicantsSignaletic()</text:text-input>, ayant pour objet : <text:text-input text:description="Objet des travaux">self.getLicenceSubject()</text:text-input>.</text:p>
      <text:p text:style-name="P3"/>
      <text:p text:style-name="P3">Les délais endéans lesquels le service doit traiter votre déclaration sont les suivants : </text:p>
      <text:p text:style-name="P3"/>
      <text:list xml:id="list3924859451" text:style-name="WW8Num2">
        <text:list-item>
          <text:p text:style-name="P11">8 jours à dater de la réception de votre déclaration pour envoyer la décision mentionnant les motifs de l’irrecevabilité.</text:p>
        </text:list-item>
        <text:list-item>
          <text:p text:style-name="P11">15 jours à dater de la réception de votre déclaration pour envoyer la décision de recevabilité sans conditions complémentaires.</text:p>
        </text:list-item>
        <text:list-item>
          <text:p text:style-name="P11">30 jours à dater de la réception de votre déclaration pour envoyer la décision prescrivant des conditions complémentaires.</text:p>
        </text:list-item>
      </text:list>
      <text:p text:style-name="P3"/>
      <text:p text:style-name="P3">Ces délais expirés, si aucune information ne vous a été communiquée, vous pourrez passer à l’exploitation de votre établissement.</text:p>
      <text:p text:style-name="P3"/>
      <text:p text:style-name="P6">Nous restons à votre disposition pour tout renseignement complémentaire et vous prions d’agréer, <text:span text:style-name="T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8">,</text:span> nos sincères salutations</text:p>
      <text:p text:style-name="P3"/>
      <text:p text:style-name="P3">Awans, le <text:text-input text:description="Permis de bâtir-Date du récépissé de la demande">tool.formatDate(self.getLastDeposit().getEventDate())</text:text-input></text:p>
      <text:p text:style-name="P3"/>
      <text:p text:style-name="P3"/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30.850934524</dc:date>
    <dc:language>fr-FR</dc:language>
    <meta:editing-cycles>77</meta:editing-cycles>
    <meta:editing-duration>P1DT8H25M36S</meta:editing-duration>
    <meta:document-statistic meta:table-count="1" meta:image-count="0" meta:object-count="0" meta:page-count="1" meta:paragraph-count="14" meta:word-count="205" meta:character-count="1614" meta:non-whitespace-character-count="1447"/>
    <meta:user-defined meta:name="Info 1"/>
    <meta:user-defined meta:name="Info 2"/>
    <meta:user-defined meta:name="Info 3"/>
    <meta:user-defined meta:name="Info 4"/>
  </office:meta>
</office:document-meta>
</file>